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Mangal1" svg:font-family="Mangal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1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fo:color="#00000a" style:font-name="Calibri1" fo:font-size="11pt" fo:font-weight="bold" officeooo:paragraph-rsid="001cdde7" style:font-size-asian="11pt" style:font-weight-asian="bold" style:font-size-complex="11pt" style:font-weight-complex="bold"/>
    </style:style>
    <style:style style:name="P3" style:family="paragraph" style:parent-style-name="Standard">
      <style:text-properties fo:color="#00000a" style:font-name="Calibri1" fo:font-size="11pt" style:font-size-asian="11pt" style:font-size-complex="11pt"/>
    </style:style>
    <style:style style:name="P4" style:family="paragraph" style:parent-style-name="Standard">
      <style:text-properties fo:color="#00000a" style:font-name="Calibri1" fo:font-size="11pt" officeooo:paragraph-rsid="001cdde7" style:font-size-asian="11pt" style:font-size-complex="11pt"/>
    </style:style>
    <style:style style:name="P5" style:family="paragraph" style:parent-style-name="Standard" style:list-style-name="L1">
      <style:text-properties style:font-name="Calibri1" fo:font-size="11pt" style:font-size-asian="11pt" style:font-size-complex="11pt"/>
    </style:style>
    <style:style style:name="P6" style:family="paragraph" style:parent-style-name="Standard" style:list-style-name="L2">
      <style:text-properties style:font-name="Calibri1" fo:font-size="11pt" style:font-size-asian="11pt" style:font-size-complex="11pt"/>
    </style:style>
    <style:style style:name="P7" style:family="paragraph" style:parent-style-name="Standard" style:list-style-name="L3">
      <style:text-properties style:font-name="Calibri1" fo:font-size="11pt" style:font-size-asian="11pt" style:font-size-complex="11pt"/>
    </style:style>
    <style:style style:name="P8" style:family="paragraph" style:parent-style-name="Standard">
      <style:text-properties fo:color="#00000a" style:font-name="Calibri1" fo:font-size="11pt" style:font-size-asian="11pt" style:font-size-complex="11pt"/>
    </style:style>
    <style:style style:name="P9" style:family="paragraph" style:parent-style-name="Standard" style:list-style-name="L3">
      <style:text-properties fo:color="#00000a" style:font-name="Calibri1" fo:font-size="11pt" officeooo:paragraph-rsid="001cdde7" style:font-size-asian="11pt" style:font-size-complex="11pt"/>
    </style:style>
    <style:style style:name="P10" style:family="paragraph" style:parent-style-name="Standard" style:list-style-name="L4">
      <style:text-properties fo:color="#00000a" style:font-name="Calibri1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dde7"/>
    </style:style>
    <style:style style:name="T3" style:family="text">
      <style:text-properties officeooo:rsid="001f8ca7"/>
    </style:style>
    <style:style style:name="T4" style:family="text">
      <style:text-properties officeooo:rsid="0021bc3c"/>
    </style:style>
    <style:style style:name="T5" style:family="text">
      <style:text-properties officeooo:rsid="002244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<text:span text:style-name="T1">Title:</text:span> Add to Favorites</text:p>
      <text:p text:style-name="P4"/>
      <text:p text:style-name="P3"><text:span text:style-name="T1">Description: </text:span><text:s/>Allows the User to create a link to the Service Data of a Service they plan to utilize often.</text:p>
      <text:p text:style-name="P4"/>
      <text:p text:style-name="P2">Pre-conditions:</text:p>
      <text:list xml:id="list5589179190267350740" text:style-name="L1">
        <text:list-item>
          <text:p text:style-name="P5">The App is open and has focus.</text:p>
        </text:list-item>
        <text:list-item>
          <text:p text:style-name="P5">The App is displaying the Service Results Screen with the Service Data of a Service.</text:p>
        </text:list-item>
      </text:list>
      <text:p text:style-name="P3"/>
      <text:p text:style-name="P1">Post-conditions:</text:p>
      <text:list xml:id="list188798968041753112" text:style-name="L2">
        <text:list-item>
          <text:p text:style-name="P6">The App displays the Favorites Screen showing a the User’s favorite Services including the newly added Service.</text:p>
        </text:list-item>
      </text:list>
      <text:p text:style-name="P3"/>
      <text:p text:style-name="P2">Actors:</text:p>
      <text:list xml:id="list7691283875650528364" text:style-name="L3">
        <text:list-item>
          <text:p text:style-name="P9">User</text:p>
        </text:list-item>
        <text:list-item>
          <text:p text:style-name="P7">App</text:p>
        </text:list-item>
      </text:list>
      <text:p text:style-name="P3"/>
      <text:p text:style-name="P1">Main Success Scenario: </text:p>
      <text:list xml:id="list1156326381844908594" text:style-name="L4">
        <text:list-item>
          <text:p text:style-name="P10">The User presses the Add to Favorites Button.</text:p>
        </text:list-item>
        <text:list-item>
          <text:p text:style-name="P10">The App displays a Prompt that asks the User if they would like to <text:span text:style-name="T2">add the displayed Service to their favorites</text:span>.</text:p>
        </text:list-item>
        <text:list-item>
          <text:p text:style-name="P10">The User presses on the Prompt's yes button.</text:p>
        </text:list-item>
        <text:list-item>
          <text:p text:style-name="P10">The App sets the Favorites Flag to true for the Service Data in the Service Database.</text:p>
        </text:list-item>
        <text:list-item>
          <text:p text:style-name="P10">The App <text:span text:style-name="T5">queries</text:span> all Service<text:span text:style-name="T4">s</text:span> from the Service Database with a Favorites Flag set to true.</text:p>
        </text:list-item>
        <text:list-item>
          <text:p text:style-name="P10"><text:span text:style-name="T2">T</text:span>he App displays the Favorites Screen showing all the User’s Favorite Service List Items.</text:p>
        </text:list-item>
      </text:list>
      <text:p text:style-name="P3"/>
      <text:p text:style-name="P1">Alternate Flow 1:</text:p>
      <text:p text:style-name="P3">3A. <text:s text:c="2"/>The User presses on the Prompt's no button.</text:p>
      <text:p text:style-name="P3">4A. <text:s text:c="2"/>The App displays the <text:span text:style-name="T3">Service Results</text:span> Screen.</text:p>
      <text:p text:style-name="P3"/>
      <text:p text:style-name="P1">Alternate Flow 2: </text:p>
      <text:p text:style-name="P3">1B. <text:s text:c="2"/>The App receives an interrupt signal from the operating system and loses focus.</text:p>
      <text:p text:style-name="P3">2B. <text:s text:c="2"/>The App regains focus and resumes at the step where it had lost focu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Mangal1" svg:font-family="Mangal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dc:date>2016-02-09T21:11:30.540000000</dc:date>
    <meta:editing-duration>PT2H20M48S</meta:editing-duration>
    <meta:editing-cycles>11</meta:editing-cycles>
    <meta:document-statistic meta:table-count="0" meta:image-count="0" meta:object-count="0" meta:page-count="1" meta:paragraph-count="23" meta:word-count="217" meta:character-count="1199" meta:non-whitespace-character-count="1005"/>
  </office:meta>
</office:document-meta>
</file>